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000000050F10DCA50.jpg" manifest:media-type="image/jpeg"/>
  <manifest:file-entry manifest:full-path="Pictures/100000000000005700000057BB731219.jpg" manifest:media-type="image/jpeg"/>
  <manifest:file-entry manifest:full-path="Pictures/10000000000000690000004F107ACE87.png" manifest:media-type="image/png"/>
  <manifest:file-entry manifest:full-path="Pictures/10000000000000690000004FD2A1F7C7.png" manifest:media-type="image/png"/>
  <manifest:file-entry manifest:full-path="Pictures/10000000000000500000005026A6D1D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9.8cm" fo:min-width="15.5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0.75cm" fo:min-width="0.7cm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 fo:min-height="1.05cm" fo:min-width="0.7cm"/>
    </style:style>
    <style:style style:name="gr5" style:family="graphic" style:parent-style-name="objectwithoutfill">
      <style:graphic-properties draw:stroke="dash" draw:stroke-dash="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7cm"/>
    </style:style>
    <style:style style:name="gr7" style:family="graphic" style:parent-style-name="standard">
      <style:graphic-properties draw:stroke="dash" draw:stroke-dash="Dashed_20__28_var_29_" draw:fill-color="#ffd320" draw:textarea-horizontal-align="justify" draw:textarea-vertical-align="middle" draw:auto-grow-height="false" fo:min-height="1.05cm" fo:min-width="1.4cm"/>
    </style:style>
    <style:style style:name="gr8" style:family="graphic" style:parent-style-name="objectwithoutfill">
      <style:graphic-properties draw:stroke="solid" draw:stroke-dash="Dashed_20__28_var_29_" svg:stroke-color="#ffff00" draw:marker-start="Arrow" draw:marker-end="" draw:fill="none" draw:textarea-vertical-align="middle"/>
    </style:style>
    <style:style style:name="gr9" style:family="graphic" style:parent-style-name="objectwithoutfill">
      <style:graphic-properties draw:stroke="solid" draw:stroke-dash="Dashed_20__28_var_29_" svg:stroke-color="#ff3333" draw:marker-start="Arrow" draw:marker-end="" draw:fill="none" draw:textarea-vertical-align="middle"/>
    </style:style>
    <style:style style:name="gr10" style:family="graphic" style:parent-style-name="standard">
      <style:graphic-properties draw:stroke="dash" draw:stroke-dash="Dashed_20__28_var_29_" draw:fill-color="#dd4814" draw:textarea-horizontal-align="justify" draw:textarea-vertical-align="middle" draw:auto-grow-height="false" fo:min-height="1.05cm" fo:min-width="1.4cm"/>
    </style:style>
    <style:style style:name="gr11" style:family="graphic" style:parent-style-name="standard">
      <style:graphic-properties draw:stroke="dash" draw:stroke-dash="Dashed_20__28_var_29_" draw:fill-color="#ff3333" draw:textarea-horizontal-align="justify" draw:textarea-vertical-align="middle" draw:auto-grow-height="false" fo:min-height="1.05cm" fo:min-width="1.8cm"/>
    </style:style>
    <style:style style:name="gr12" style:family="graphic" style:parent-style-name="objectwithoutfill">
      <style:graphic-properties draw:stroke="solid" draw:stroke-dash="Dashed_20__28_var_29_" svg:stroke-width="0.1cm" svg:stroke-color="#996600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draw:stroke-dash="Dashed_20__28_var_29_" svg:stroke-width="0.1cm" svg:stroke-color="#996600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draw:stroke-dash="Dashed_20__28_var_29_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Dashed_20__28_var_29_" svg:stroke-width="0.1cm" svg:stroke-color="#9966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Dashed_20__28_var_29_" svg:stroke-color="#009900" draw:marker-start="Arrow" draw:marker-end="" draw:fill="none" draw:textarea-vertical-align="middle"/>
    </style:style>
    <style:style style:name="gr17" style:family="graphic" style:parent-style-name="objectwithoutfill">
      <style:graphic-properties draw:stroke="solid" draw:stroke-dash="Dashed_20__28_var_29_" svg:stroke-color="#ff3333" draw:marker-start="Arrow" draw:marker-end="" draw:fill="none" draw:textarea-vertical-align="middle"/>
    </style:style>
    <style:style style:name="gr18" style:family="graphic" style:parent-style-name="standard">
      <style:graphic-properties draw:stroke="solid" draw:stroke-dash="Dashed_20__28_var_29_" draw:marker-start="Arrow" draw:marker-end="" draw:fill-color="#ff8080" draw:textarea-horizontal-align="justify" draw:textarea-vertical-align="middle" draw:auto-grow-height="false" fo:min-height="1.05cm" fo:min-width="1.3cm"/>
    </style:style>
    <style:style style:name="gr19" style:family="graphic" style:parent-style-name="objectwithoutfill">
      <style:graphic-properties draw:stroke="solid" draw:stroke-dash="Dashed_20__28_var_29_" svg:stroke-color="#0066ff" draw:marker-start="Arrow" draw:marker-end="" draw:fill="none" draw:textarea-vertical-align="middle"/>
    </style:style>
    <style:style style:name="gr20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2.25cm" fo:min-width="0.9cm"/>
    </style:style>
    <style:style style:name="gr21" style:family="graphic" style:parent-style-name="objectwithoutfill">
      <style:graphic-properties draw:stroke="dash" draw:stroke-dash="Line_20_Style_20_9"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draw:stroke-dash="Line_20_Style_20_9" svg:stroke-color="#ff3333" draw:marker-start="" draw:marker-end="" draw:fill="none" draw:textarea-vertical-align="middle"/>
    </style:style>
    <style:style style:name="gr23" style:family="graphic" style:parent-style-name="objectwithoutfill">
      <style:graphic-properties draw:stroke="solid" draw:stroke-dash="Line_20_Style_20_9" svg:stroke-color="#ffff00" draw:marker-start="" draw:marker-end="" draw:fill="none" draw:textarea-vertical-align="middle"/>
    </style:style>
    <style:style style:name="gr24" style:family="graphic" style:parent-style-name="objectwithoutfill">
      <style:graphic-properties draw:stroke="solid" draw:stroke-dash="Line_20_Style_20_9" svg:stroke-width="0cm" svg:stroke-color="#ff6600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draw:stroke="solid" draw:stroke-dash="Line_20_Style_20_9" svg:stroke-color="#ffff00" draw:marker-start="" draw:marker-end="Arrow" draw:fill="none" draw:textarea-vertical-align="middle"/>
    </style:style>
    <style:style style:name="gr26" style:family="graphic" style:parent-style-name="objectwithoutfill">
      <style:graphic-properties draw:stroke="solid" draw:stroke-dash="Line_20_Style_20_9" svg:stroke-color="#ff3333" draw:marker-start="" draw:marker-end="Arrow" draw:fill="none" draw:textarea-vertical-align="middle"/>
    </style:style>
    <style:style style:name="gr27" style:family="graphic" style:parent-style-name="objectwithoutfill">
      <style:graphic-properties draw:stroke="solid" draw:stroke-dash="Line_20_Style_20_9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draw:stroke-dash="Line_20_Style_20_9" svg:stroke-width="0cm" svg:stroke-color="#000000" draw:marker-start="" draw:marker-end="" draw:fill="none" draw:fill-color="#ffffff" fo:min-height="0.35cm"/>
    </style:style>
    <style:style style:name="gr31" style:family="graphic" style:parent-style-name="objectwithoutfill">
      <style:graphic-properties draw:stroke="solid" draw:stroke-dash="Dashed_20__28_var_29_" svg:stroke-width="0.1cm" svg:stroke-color="#ff3333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55cm" fo:min-width="0.7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objectwithoutfill">
      <style:graphic-properties svg:stroke-width="0.1cm" svg:stroke-color="#996600" draw:marker-start-width="0.35cm" draw:marker-end-width="0.3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fo:min-height="1.55cm"/>
    </style:style>
    <style:style style:name="gr37" style:family="graphic" style:parent-style-name="objectwithoutfill">
      <style:graphic-properties svg:stroke-width="0.1cm" svg:stroke-color="#ff3333" draw:marker-start="" draw:marker-end="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3333" draw:marker-start="" draw:marker-end="Arrowheads_20_1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draw:stroke="solid" draw:stroke-dash="Dashed_20__28_var_29_" svg:stroke-color="#ff6600" draw:marker-start="Arrow" draw:marker-end="" draw:fill="none" draw:textarea-vertical-align="middle"/>
    </style:style>
    <style:style style:name="gr40" style:family="graphic" style:parent-style-name="objectwithoutfill">
      <style:graphic-properties draw:stroke="solid" draw:stroke-dash="Line_20_Style_20_9" svg:stroke-width="0cm" svg:stroke-color="#009900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41" style:family="graphic" style:parent-style-name="objectwithoutfill">
      <style:graphic-properties draw:stroke="solid" draw:stroke-dash="Line_20_Style_20_9" svg:stroke-color="#009900" draw:marker-start="" draw:marker-end="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579d1c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d32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dd4814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3333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-color="#ff8080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62cm" svg:height="1.962cm" svg:x="17.236cm" svg:y="5.038cm">
          <draw:image xlink:href="Pictures/10000000000000500000005026A6D1D2.jpg" xlink:type="simple" xlink:show="embed" xlink:actuate="onLoad">
            <text:p/>
          </draw:image>
        </draw:frame>
        <draw:custom-shape draw:style-name="gr2" draw:text-style-name="P2" draw:layer="layout" svg:width="16cm" svg:height="10.05cm" svg:x="5.998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cm" svg:x="6.398cm" svg:y="9.4cm">
          <text:p text:style-name="P3"><text:span text:style-name="T1">Led</text:span></text:p>
          <text:p text:style-name="P3"><text:span text:style-name="T1">+3.3V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cm" svg:height="1.3cm" svg:x="6.398cm" svg:y="7.6cm">
          <text:p text:style-name="P3"><text:span text:style-name="T1">Led</text:span></text:p>
          <text:p text:style-name="P3"><text:span text:style-name="T1">BATT</text:span></text:p>
          <text:p text:style-name="P3"><text:span text:style-name="T1">+5V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cm" svg:x="6.398cm" svg:y="12.9cm">
          <text:p text:style-name="P3"><text:span text:style-name="T1">Led</text:span></text:p>
          <text:p text:style-name="P3"><text:span text:style-name="T1">+12V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cm" svg:height="1.3cm" svg:x="6.398cm" svg:y="14.5cm">
          <text:p text:style-name="P3"><text:span text:style-name="T1">Led</text:span></text:p>
          <text:p text:style-name="P3"><text:span text:style-name="T1">+BATT</text:span></text:p>
          <text:p text:style-name="P3"><text:span text:style-name="T1">+10VA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898cm" svg:y1="16.8cm" svg:x2="15.898cm" svg:y2="6.8cm">
          <text:p/>
        </draw:line>
        <draw:line draw:style-name="gr5" draw:text-style-name="P1" draw:layer="layout" svg:x1="15.898cm" svg:y1="10.7cm" svg:x2="6.098cm" svg:y2="10.7cm">
          <text:p/>
        </draw:line>
        <draw:custom-shape draw:style-name="gr6" draw:text-style-name="P5" draw:layer="layout" svg:width="3.2cm" svg:height="1.2cm" svg:x="7.898cm" svg:y="6.2cm">
          <text:p text:style-name="P3"><text:span text:style-name="T2">USB</text:span></text:p>
          <text:p text:style-name="P3"><text:span text:style-name="T2">POWER +5V 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cm" svg:height="1.3cm" svg:x="7.998cm" svg:y="9.1cm">
          <text:p text:style-name="P3"><text:span text:style-name="T1">Regulation </text:span></text:p>
          <text:p text:style-name="P3"><text:span text:style-name="T1">3V3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598cm" svg:y1="9.9cm" svg:x2="7.998cm" svg:y2="9.9cm">
          <text:p/>
        </draw:line>
        <draw:line draw:style-name="gr9" draw:text-style-name="P7" draw:layer="layout" svg:x1="7.598cm" svg:y1="8.3cm" svg:x2="10.398cm" svg:y2="8.3cm">
          <text:p text:style-name="P3"><text:span text:style-name="T3">+5VD</text:span></text:p>
          <text:p text:style-name="P3"><text:span text:style-name="T3"/></text:p>
        </draw:line>
        <draw:custom-shape draw:style-name="gr7" draw:text-style-name="P6" draw:layer="layout" svg:width="1.9cm" svg:height="1.3cm" svg:x="7.998cm" svg:y="9.1cm">
          <text:p text:style-name="P3"><text:span text:style-name="T1">Regulation </text:span></text:p>
          <text:p text:style-name="P3"><text:span text:style-name="T1">3.3V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9cm" svg:height="1.3cm" svg:x="7.998cm" svg:y="12.8cm">
          <text:p text:style-name="P3"><text:span text:style-name="T1">Regulation </text:span></text:p>
          <text:p text:style-name="P3"><text:span text:style-name="T1">+12V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cm" svg:height="1.3cm" svg:x="10.698cm" svg:y="14.5cm">
          <text:p text:style-name="P3"><text:span text:style-name="T1">INTER</text:span></text:p>
          <text:p text:style-name="P3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3cm" svg:height="1.3cm" svg:x="12.798cm" svg:y="6.2cm">
          <text:p text:style-name="P3"><text:span text:style-name="T1">ARRET</text:span></text:p>
          <text:p text:style-name="P3"><text:span text:style-name="T1">URGENCE</text:span></text:p>
          <text:p text:style-name="P3"><text:span text:style-name="T1">MECANIQUE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4.498cm" svg:y1="16.4cm" svg:x2="14.498cm" svg:y2="15.4cm">
          <text:p text:style-name="P3"><text:span text:style-name="T4">+10VA</text:span></text:p>
          <text:p text:style-name="P3"><text:span text:style-name="T4"/></text:p>
          <text:p text:style-name="P3"><text:span text:style-name="T4"/></text:p>
        </draw:line>
        <draw:line draw:style-name="gr13" draw:text-style-name="P10" draw:layer="layout" svg:x1="12.598cm" svg:y1="15.2cm" svg:x2="13.598cm" svg:y2="15.2cm">
          <text:p text:style-name="P3"><text:span text:style-name="T4">+10VA</text:span></text:p>
          <text:p text:style-name="P3"><text:span text:style-name="T4"/></text:p>
          <text:p text:style-name="P3"><text:span text:style-name="T4"/></text:p>
        </draw:line>
        <draw:line draw:style-name="gr14" draw:text-style-name="P1" draw:layer="layout" svg:x1="7.598cm" svg:y1="15.1cm" svg:x2="10.698cm" svg:y2="15.1cm">
          <text:p/>
        </draw:line>
        <draw:line draw:style-name="gr14" draw:text-style-name="P1" draw:layer="layout" svg:x1="9.898cm" svg:y1="13.9cm" svg:x2="10.298cm" svg:y2="13.9cm">
          <text:p/>
        </draw:line>
        <draw:line draw:style-name="gr15" draw:text-style-name="P1" draw:layer="layout" svg:x1="10.398cm" svg:y1="13.9cm" svg:x2="10.398cm" svg:y2="15.1cm">
          <text:p/>
        </draw:line>
        <draw:line draw:style-name="gr16" draw:text-style-name="P1" draw:layer="layout" svg:x1="7.599cm" svg:y1="13.4cm" svg:x2="7.999cm" svg:y2="13.4cm">
          <text:p/>
        </draw:line>
        <draw:line draw:style-name="gr17" draw:text-style-name="P1" draw:layer="layout" svg:x1="8.798cm" svg:y1="9.1cm" svg:x2="8.798cm" svg:y2="8.3cm">
          <text:p/>
        </draw:line>
        <draw:custom-shape draw:style-name="gr18" draw:text-style-name="P11" draw:layer="layout" svg:width="1.8cm" svg:height="1.3cm" svg:x="13.598cm" svg:y="14.1cm">
          <text:p text:style-name="P3"><text:span text:style-name="T1">SWITCH </text:span></text:p>
          <text:p text:style-name="P3"><text:span text:style-name="T1">MOS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14.198cm" svg:y1="14.1cm" svg:x2="14.198cm" svg:y2="7.5cm">
          <text:p text:style-name="P3"><text:span text:style-name="T4"><text:s text:c="48"/></text:span><text:span text:style-name="T4">Commande</text:span></text:p>
          <text:p text:style-name="P3"><text:span text:style-name="T4"/></text:p>
        </draw:line>
        <draw:custom-shape draw:style-name="gr20" draw:text-style-name="P12" draw:layer="layout" svg:width="1.4cm" svg:height="2.5cm" svg:x="16.398cm" svg:y="10.2cm">
          <text:p text:style-name="P3"><text:span text:style-name="T1">GND</text:span></text:p>
          <text:p text:style-name="P3"><text:span text:style-name="T1">+3.3VD</text:span></text:p>
          <text:p text:style-name="P3"><text:span text:style-name="T1">+5VD</text:span></text:p>
          <text:p text:style-name="P3"><text:span text:style-name="T1">+5VA</text:span></text:p>
          <text:p text:style-name="P3"><text:span text:style-name="T1">+12VA</text:span></text:p>
          <text:p text:style-name="P3"><text:span text:style-name="T1">+10VA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20.798cm" svg:y1="6.8cm" svg:x2="20.798cm" svg:y2="16.9cm">
          <text:p/>
        </draw:line>
        <draw:line draw:style-name="gr22" draw:text-style-name="P1" draw:layer="layout" svg:x1="11.398cm" svg:y1="9cm" svg:x2="11.398cm" svg:y2="10.5cm">
          <text:p/>
        </draw:line>
        <draw:line draw:style-name="gr23" draw:text-style-name="P1" draw:layer="layout" svg:x1="9.898cm" svg:y1="9.7cm" svg:x2="10.798cm" svg:y2="9.7cm">
          <text:p/>
        </draw:line>
        <draw:line draw:style-name="gr23" draw:text-style-name="P1" draw:layer="layout" svg:x1="10.798cm" svg:y1="9.7cm" svg:x2="10.798cm" svg:y2="11.1cm">
          <text:p/>
        </draw:line>
        <draw:line draw:style-name="gr24" draw:text-style-name="P1" draw:layer="layout" svg:x1="9.898cm" svg:y1="11.6cm" svg:x2="16.398cm" svg:y2="11.6cm">
          <text:p/>
        </draw:line>
        <draw:line draw:style-name="gr25" draw:text-style-name="P7" draw:layer="layout" svg:x1="10.798cm" svg:y1="11.1cm" svg:x2="16.398cm" svg:y2="11.1cm">
          <text:p text:style-name="P3"><text:span text:style-name="T3"><text:s text:c="33"/></text:span><text:span text:style-name="T3">+3.3VD</text:span></text:p>
          <text:p text:style-name="P3"><text:span text:style-name="T3"/></text:p>
        </draw:line>
        <draw:line draw:style-name="gr26" draw:text-style-name="P7" draw:layer="layout" svg:x1="11.398cm" svg:y1="10.5cm" svg:x2="16.398cm" svg:y2="10.5cm">
          <text:p text:style-name="P3"><text:span text:style-name="T3"><text:s text:c="24"/></text:span><text:span text:style-name="T3">+5VD</text:span></text:p>
          <text:p text:style-name="P3"><text:span text:style-name="T3"/></text:p>
        </draw:line>
        <draw:line draw:style-name="gr27" draw:text-style-name="P1" draw:layer="layout" svg:x1="16.398cm" svg:y1="12.4cm" svg:x2="12.398cm" svg:y2="12.4cm">
          <text:p/>
        </draw:line>
        <draw:line draw:style-name="gr28" draw:text-style-name="P1" draw:layer="layout" svg:x1="17.798cm" svg:y1="11.6cm" svg:x2="18.298cm" svg:y2="11.6cm">
          <text:p/>
        </draw:line>
        <draw:line draw:style-name="gr29" draw:text-style-name="P1" draw:layer="layout" svg:x1="17.098cm" svg:y1="10.2cm" svg:x2="17.098cm" svg:y2="9.7cm">
          <text:p/>
        </draw:line>
        <draw:line draw:style-name="gr29" draw:text-style-name="P1" draw:layer="layout" svg:x1="17.098cm" svg:y1="12.7cm" svg:x2="17.098cm" svg:y2="13.2cm">
          <text:p/>
        </draw:line>
        <draw:line draw:style-name="gr29" draw:text-style-name="P1" draw:layer="layout" svg:x1="18.998cm" svg:y1="12.7cm" svg:x2="18.998cm" svg:y2="13.2cm">
          <text:p/>
        </draw:line>
        <draw:line draw:style-name="gr29" draw:text-style-name="P1" draw:layer="layout" svg:x1="18.998cm" svg:y1="10.201cm" svg:x2="18.998cm" svg:y2="9.701cm">
          <text:p/>
        </draw:line>
        <draw:frame draw:style-name="gr30" draw:text-style-name="P13" draw:layer="layout" svg:width="1.4cm" svg:height="0.6cm" svg:x="14.198cm" svg:y="11.1cm">
          <draw:text-box>
            <text:p><text:span text:style-name="T3">+5VA</text:span></text:p>
          </draw:text-box>
        </draw:frame>
        <draw:frame draw:style-name="gr30" draw:text-style-name="P13" draw:layer="layout" svg:width="1.4cm" svg:height="0.6cm" svg:x="14.198cm" svg:y="11.9cm">
          <draw:text-box>
            <text:p><text:span text:style-name="T3">+10VA</text:span></text:p>
          </draw:text-box>
        </draw:frame>
        <draw:custom-shape draw:style-name="gr10" draw:text-style-name="P8" draw:layer="layout" svg:width="1.9cm" svg:height="1.3cm" svg:x="10.398cm" svg:y="7.7cm">
          <text:p text:style-name="P3"><text:span text:style-name="T1">INTER</text:span></text:p>
          <text:p text:style-name="P3"><text:span text:style-name="T1">POWER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2.298cm" svg:y1="8.4cm" svg:x2="13.398cm" svg:y2="8.4cm">
          <text:p/>
        </draw:line>
        <draw:custom-shape draw:style-name="gr6" draw:text-style-name="P5" draw:layer="layout" svg:width="3.2cm" svg:height="1.2cm" svg:x="12.298cm" svg:y="16.4cm">
          <text:p text:style-name="P3"><text:span text:style-name="T2">USB</text:span></text:p>
          <text:p text:style-name="P3"><text:span text:style-name="T2">POWER +5V 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2cm" svg:height="1.2cm" svg:x="8.098cm" svg:y="16.4cm">
          <text:p text:style-name="P3"><text:span text:style-name="T2">USB</text:span></text:p>
          <text:p text:style-name="P3"><text:span text:style-name="T2">POWER +5V 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1.298cm" svg:y1="16.6cm" svg:x2="12.298cm" svg:y2="16.6cm">
          <text:p/>
        </draw:line>
        <draw:frame draw:style-name="gr1" draw:text-style-name="P1" draw:layer="layout" svg:width="1.818cm" svg:height="1.367cm" svg:x="8.68cm" svg:y="17.633cm">
          <draw:image xlink:href="Pictures/10000000000000690000004FD2A1F7C7.png" xlink:type="simple" xlink:show="embed" xlink:actuate="onLoad">
            <text:p/>
          </draw:image>
        </draw:frame>
        <draw:frame draw:style-name="gr1" draw:text-style-name="P1" draw:layer="layout" svg:width="1.818cm" svg:height="1.367cm" svg:x="13.28cm" svg:y="17.634cm">
          <draw:image xlink:href="Pictures/10000000000000690000004FD2A1F7C7.png" xlink:type="simple" xlink:show="embed" xlink:actuate="onLoad">
            <text:p/>
          </draw:image>
        </draw:frame>
        <draw:frame draw:style-name="gr1" draw:text-style-name="P1" draw:layer="layout" svg:width="1.818cm" svg:height="1.367cm" svg:x="8.48cm" svg:y="4.833cm">
          <draw:image xlink:href="Pictures/10000000000000690000004F107ACE87.png" xlink:type="simple" xlink:show="embed" xlink:actuate="onLoad">
            <text:p/>
          </draw:image>
        </draw:frame>
        <draw:custom-shape draw:style-name="gr20" draw:text-style-name="P12" draw:layer="layout" svg:width="1.4cm" svg:height="2.5cm" svg:x="16.398cm" svg:y="7.2cm">
          <text:p text:style-name="P3"><text:span text:style-name="T1">GND</text:span></text:p>
          <text:p text:style-name="P3"><text:span text:style-name="T1">+3.3VD</text:span></text:p>
          <text:p text:style-name="P3"><text:span text:style-name="T1">+5VD</text:span></text:p>
          <text:p text:style-name="P3"><text:span text:style-name="T1">+5VA</text:span></text:p>
          <text:p text:style-name="P3"><text:span text:style-name="T1">+12VA</text:span></text:p>
          <text:p text:style-name="P3"><text:span text:style-name="T1">+10VA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4cm" svg:height="2.5cm" svg:x="18.298cm" svg:y="10.2cm">
          <text:p text:style-name="P3"><text:span text:style-name="T1">GND</text:span></text:p>
          <text:p text:style-name="P3"><text:span text:style-name="T1">+3.3VD</text:span></text:p>
          <text:p text:style-name="P3"><text:span text:style-name="T1">+5VD</text:span></text:p>
          <text:p text:style-name="P3"><text:span text:style-name="T1">+5VA</text:span></text:p>
          <text:p text:style-name="P3"><text:span text:style-name="T1">+12VA</text:span></text:p>
          <text:p text:style-name="P3"><text:span text:style-name="T1">+10VA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4cm" svg:height="2.5cm" svg:x="18.298cm" svg:y="13.2cm">
          <text:p text:style-name="P3"><text:span text:style-name="T1">GND</text:span></text:p>
          <text:p text:style-name="P3"><text:span text:style-name="T1">+3.3VD</text:span></text:p>
          <text:p text:style-name="P3"><text:span text:style-name="T1">+5VD</text:span></text:p>
          <text:p text:style-name="P3"><text:span text:style-name="T1">+5VA</text:span></text:p>
          <text:p text:style-name="P3"><text:span text:style-name="T1">+12VA</text:span></text:p>
          <text:p text:style-name="P3"><text:span text:style-name="T1">+10VA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4cm" svg:height="2.5cm" svg:x="18.298cm" svg:y="7.2cm">
          <text:p text:style-name="P3"><text:span text:style-name="T1">GND</text:span></text:p>
          <text:p text:style-name="P3"><text:span text:style-name="T1">+3.3VD</text:span></text:p>
          <text:p text:style-name="P3"><text:span text:style-name="T1">+5VD</text:span></text:p>
          <text:p text:style-name="P3"><text:span text:style-name="T1">+5VA.</text:span></text:p>
          <text:p text:style-name="P3"><text:span text:style-name="T1">+12VA</text:span></text:p>
          <text:p text:style-name="P3"><text:span text:style-name="T1">+10VA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.2cm" svg:height="0.8cm" svg:x="21.098cm" svg:y="14.3cm">
          <text:p text:style-name="P3"><text:span text:style-name="T2">I2C</text:span></text:p>
          <draw:enhanced-geometry svg:viewBox="0 0 21600 21600" draw:type="rectangle" draw:enhanced-path="M 0 0 L 21600 0 21600 21600 0 21600 0 0 Z N"/>
        </draw:custom-shape>
        <draw:line draw:style-name="gr34" draw:text-style-name="P10" draw:layer="layout" svg:x1="21.685cm" svg:y1="14.3cm" svg:x2="21.698cm" svg:y2="13.7cm">
          <text:p text:style-name="P3"><text:span text:style-name="T4">I2C</text:span></text:p>
          <text:p text:style-name="P3"><text:span text:style-name="T4"/></text:p>
        </draw:line>
        <draw:line draw:style-name="gr34" draw:text-style-name="P10" draw:layer="layout" svg:x1="21.685cm" svg:y1="11.4cm" svg:x2="21.698cm" svg:y2="10.8cm">
          <text:p text:style-name="P3"><text:span text:style-name="T4">I2C</text:span></text:p>
          <text:p text:style-name="P3"><text:span text:style-name="T4"/></text:p>
        </draw:line>
        <draw:line draw:style-name="gr34" draw:text-style-name="P10" draw:layer="layout" svg:x1="21.698cm" svg:y1="12.9cm" svg:x2="21.698cm" svg:y2="12.2cm">
          <text:p text:style-name="P3"><text:span text:style-name="T4">I2C</text:span></text:p>
          <text:p text:style-name="P3"><text:span text:style-name="T4"/></text:p>
        </draw:line>
        <draw:custom-shape draw:style-name="gr33" draw:text-style-name="P5" draw:layer="layout" svg:width="1.2cm" svg:height="0.8cm" svg:x="21.098cm" svg:y="12.9cm">
          <text:p text:style-name="P3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.2cm" svg:height="0.8cm" svg:x="21.098cm" svg:y="11.4cm">
          <text:p text:style-name="P3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1.2cm" svg:height="0.8cm" svg:x="21.098cm" svg:y="10cm">
          <text:p text:style-name="P3"><text:span text:style-name="T2">I2C</text:span></text:p>
          <draw:enhanced-geometry svg:viewBox="0 0 21600 21600" draw:type="rectangle" draw:enhanced-path="M 0 0 L 21600 0 21600 21600 0 21600 0 0 Z N"/>
        </draw:custom-shape>
        <draw:line draw:style-name="gr34" draw:text-style-name="P10" draw:layer="layout" svg:x1="21.673cm" svg:y1="10cm" svg:x2="21.686cm" svg:y2="9.4cm">
          <text:p text:style-name="P3"><text:span text:style-name="T4">I2C</text:span></text:p>
          <text:p text:style-name="P3"><text:span text:style-name="T4"/></text:p>
        </draw:line>
        <draw:line draw:style-name="gr35" draw:text-style-name="P1" draw:layer="layout" svg:x1="10.298cm" svg:y1="13.9cm" svg:x2="12.398cm" svg:y2="13.9cm">
          <text:p/>
        </draw:line>
        <draw:line draw:style-name="gr35" draw:text-style-name="P1" draw:layer="layout" svg:x1="12.398cm" svg:y1="12.4cm" svg:x2="12.398cm" svg:y2="13.9cm">
          <text:p/>
        </draw:line>
        <draw:frame draw:style-name="gr1" draw:text-style-name="P1" draw:layer="layout" svg:width="1.201cm" svg:height="1.201cm" svg:x="22.498cm" svg:y="8.4cm">
          <draw:image xlink:href="Pictures/100000000000005700000057BB731219.jpg" xlink:type="simple" xlink:show="embed" xlink:actuate="onLoad">
            <text:p/>
          </draw:image>
        </draw:frame>
        <draw:frame draw:style-name="gr36" draw:text-style-name="P14" draw:layer="layout" svg:width="5.7cm" svg:height="1.8cm" svg:x="6.598cm" svg:y="3.3cm">
          <draw:text-box>
            <text:p>SMALL ROBOT POWER_BOARD</text:p>
          </draw:text-box>
        </draw:frame>
        <draw:custom-shape draw:style-name="gr20" draw:text-style-name="P12" draw:layer="layout" svg:width="1.4cm" svg:height="2.5cm" svg:x="16.398cm" svg:y="13.2cm">
          <text:p text:style-name="P3"><text:span text:style-name="T1">GND</text:span></text:p>
          <text:p text:style-name="P3"><text:span text:style-name="T1">+3.3VD</text:span></text:p>
          <text:p text:style-name="P3"><text:span text:style-name="T1">+5VD</text:span></text:p>
          <text:p text:style-name="P3"><text:span text:style-name="T1">+5VA</text:span></text:p>
          <text:p text:style-name="P3"><text:span text:style-name="T1">+12VA</text:span></text:p>
          <text:p text:style-name="P3"><text:span text:style-name="T1">+10VA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cm" svg:height="1.3cm" svg:x="13.398cm" svg:y="4.9cm">
          <draw:image xlink:href="Pictures/100000000000005000000050F10DCA50.jpg" xlink:type="simple" xlink:show="embed" xlink:actuate="onLoad">
            <text:p/>
          </draw:image>
        </draw:frame>
        <draw:line draw:style-name="gr37" draw:text-style-name="P1" draw:layer="layout" svg:x1="13.398cm" svg:y1="8.4cm" svg:x2="13.398cm" svg:y2="7.5cm">
          <text:p/>
        </draw:line>
        <draw:line draw:style-name="gr38" draw:text-style-name="P1" draw:layer="layout" svg:x1="11.098cm" svg:y1="7cm" svg:x2="12.798cm" svg:y2="7cm">
          <text:p/>
        </draw:line>
        <draw:custom-shape draw:style-name="gr7" draw:text-style-name="P6" draw:layer="layout" svg:width="1.9cm" svg:height="1.3cm" svg:x="7.998cm" svg:y="11cm">
          <text:p text:style-name="P3"><text:span text:style-name="T1">Regulation </text:span></text:p>
          <text:p text:style-name="P3"><text:span text:style-name="T1">+5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cm" svg:x="6.398cm" svg:y="11.2cm">
          <text:p text:style-name="P3"><text:span text:style-name="T1">Led</text:span></text:p>
          <text:p text:style-name="P3"><text:span text:style-name="T1">+5VA</text:span></text:p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7.6cm" svg:y1="11.7cm" svg:x2="8cm" svg:y2="11.7cm">
          <text:p/>
        </draw:line>
        <draw:line draw:style-name="gr40" draw:text-style-name="P10" draw:layer="layout" svg:x1="10.798cm" svg:y1="12cm" svg:x2="16.398cm" svg:y2="12cm">
          <text:p text:style-name="P3"><text:span text:style-name="T4"><text:s text:c="36"/></text:span><text:span text:style-name="T3">+12VA</text:span></text:p>
          <text:p text:style-name="P3"><text:span text:style-name="T4"/></text:p>
        </draw:line>
        <draw:line draw:style-name="gr41" draw:text-style-name="P1" draw:layer="layout" svg:x1="10.798cm" svg:y1="12cm" svg:x2="10.798cm" svg:y2="13.2cm">
          <text:p/>
        </draw:line>
        <draw:line draw:style-name="gr41" draw:text-style-name="P1" draw:layer="layout" svg:x1="9.898cm" svg:y1="13.2cm" svg:x2="10.798cm" svg:y2="13.2cm">
          <text:p/>
        </draw:line>
        <draw:custom-shape draw:style-name="gr33" draw:text-style-name="P5" draw:layer="layout" svg:width="1.2cm" svg:height="0.8cm" svg:x="21.098cm" svg:y="8.6cm">
          <text:p text:style-name="P3"><text:span text:style-name="T2">I2C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01cm" svg:height="1.201cm" svg:x="22.499cm" svg:y="9.801cm">
          <draw:image xlink:href="Pictures/100000000000005700000057BB731219.jpg" xlink:type="simple" xlink:show="embed" xlink:actuate="onLoad">
            <text:p/>
          </draw:image>
        </draw:frame>
        <draw:frame draw:style-name="gr1" draw:text-style-name="P1" draw:layer="layout" svg:width="1.201cm" svg:height="1.201cm" svg:x="22.499cm" svg:y="11.201cm">
          <draw:image xlink:href="Pictures/100000000000005700000057BB731219.jpg" xlink:type="simple" xlink:show="embed" xlink:actuate="onLoad">
            <text:p/>
          </draw:image>
        </draw:frame>
        <draw:frame draw:style-name="gr1" draw:text-style-name="P1" draw:layer="layout" svg:width="1.201cm" svg:height="1.201cm" svg:x="22.499cm" svg:y="12.701cm">
          <draw:image xlink:href="Pictures/100000000000005700000057BB731219.jpg" xlink:type="simple" xlink:show="embed" xlink:actuate="onLoad">
            <text:p/>
          </draw:image>
        </draw:frame>
        <draw:frame draw:style-name="gr1" draw:text-style-name="P1" draw:layer="layout" svg:width="1.201cm" svg:height="1.201cm" svg:x="22.499cm" svg:y="14.101cm">
          <draw:image xlink:href="Pictures/100000000000005700000057BB73121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22:15:50.247226064</meta:creation-date>
    <dc:date>2016-02-20T23:57:06.393010783</dc:date>
    <meta:editing-duration>PT1H14M35S</meta:editing-duration>
    <meta:editing-cycles>17</meta:editing-cycles>
    <meta:generator>LibreOffice/4.4.2.2$Linux_X86_64 LibreOffice_project/40m0$Build-2</meta:generator>
    <meta:document-statistic meta:object-count="80"/>
  </office:meta>
</office:document-meta>
</file>